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fo:text-align="start" style:justify-single-word="false" fo:orphans="2" fo:widows="2" fo:text-indent="0in" style:auto-text-indent="false"/>
    </style:style>
    <style:style style:name="P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2pt" fo:letter-spacing="normal" fo:font-style="normal" fo:font-weight="normal"/>
    </style:style>
    <style:style style:name="T1" style:family="text">
      <style:text-properties fo:font-variant="normal" fo:text-transform="none" fo:color="#000000" style:font-name="Times New Roman" fo:font-size="12pt" fo:letter-spacing="normal" fo:font-style="normal" fo:font-weight="normal"/>
    </style: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Emphasis"><text:span text:style-name="T1"><text:date style:data-style-name="N37" text:date-value="2012-02-16T14:46:23.99" text:fixed="true">02/16/12</text:date></text:span></text:span></text:p>
      <text:p text:style-name="P1"><text:span text:style-name="Emphasis"><text:span text:style-name="T1">Ms. Sandra Evers-Manly<text:line-break/>Northrop Grumman Fellowship ICES</text:span></text:span></text:p>
      <text:p text:style-name="P1"><text:span text:style-name="Emphasis"><text:span text:style-name="T1"/></text:span></text:p>
      <text:p text:style-name="P1"><text:span text:style-name="T1">Dear</text:span><text:span text:style-name="Emphasis"><text:span text:style-name="T1"> Ms. Sandra Evers-Manly</text:span></text:span><text:span text:style-name="T1">,</text:span></text:p>
      <text:p text:style-name="P1"><text:span text:style-name="T1">I am writing to thank you for your generous donation to my Northrop Grumman Fellowship through ICES. In addition to paying for tuition, this fellowship allows our research group to invest its funds in <text:s/>things like improved computational equipment, which allows our entire group to do better research. </text:span></text:p>
      <text:p text:style-name="P1"><text:span text:style-name="Emphasis"><text:span text:style-name="T1">I am a PhD student in Mechanical Engineering and my research is in improving materials for thermoelectric energy generation. The implications of my research could lead to devices which can harvest the waste energy which is produced by a wide variety of energy processes and reduce the production of greenhouse gases and other harmful by-products. <text:s/>After graduation I plan on pursuing a position in academia by performing post-doctoral work. Because of your contribution I am one step closer to that goal.</text:span></text:span></text:p>
      <text:p text:style-name="P1"><text:span text:style-name="T1">By awarding me the </text:span><text:span text:style-name="Emphasis"><text:span text:style-name="T1">Northrop Grumman Fellowship ICES </text:span></text:span><text:span text:style-name="T1">you have lightened my financial burden and the burden on my research group, which improves not only my research but the research of all my group members. Your contribution has also inspired me to pursue making similar contributions to scholarship funding. <text:s/>I believe this is the responsibility of all those who are in a position similar to yours, and for this you have my deepest respect.</text:span></text:p>
      <text:p text:style-name="P2">Sincerely,</text:p>
      <text:p text:style-name="P1"><text:span text:style-name="Emphasis"><text:span text:style-name="T1">Jason Larkin</text:span></text:span></text:p>
      <text:p text:style-name="P1"><text:span text:style-name="Emphasis"><text:span text:style-name="T1">4763 Sherwood Dr</text:span></text:span></text:p>
      <text:p text:style-name="P1"><text:span text:style-name="Emphasis"><text:span text:style-name="T1">Pittsburgh, PA 15236</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meta:initial-creator>
    <meta:creation-date>2012-02-16T14:45:37</meta:creation-date>
    <dc:date>2012-02-16T20:02:39</dc:date>
    <dc:creator>Jason </dc:creator>
    <meta:editing-duration>PT5H17M6S</meta:editing-duration>
    <meta:editing-cycles>47</meta:editing-cycles>
    <meta:generator>LibreOffice/3.4$Unix LibreOffice_project/340m1$Build-402</meta:generator>
    <meta:document-statistic meta:table-count="0" meta:image-count="0" meta:object-count="0" meta:page-count="1" meta:paragraph-count="10" meta:word-count="224" meta:character-count="1394" meta:non-whitespace-character-count="1176"/>
  </office:meta>
</office:document-meta>
</file>